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P6" style:parent-style-name="NoSpacing" style:family="paragraph">
      <style:text-properties fo:font-style="italic" style:font-style-asian="italic" style:font-style-complex="italic"/>
    </style:style>
    <style:style style:name="P7" style:parent-style-name="NoSpacing" style:family="paragraph">
      <style:text-properties style:font-style-complex="italic"/>
    </style:style>
    <style:style style:name="P8" style:parent-style-name="NoSpacing" style:family="paragraph">
      <style:text-properties style:font-style-complex="italic"/>
    </style:style>
    <style:style style:name="T9" style:parent-style-name="DefaultParagraphFont" style:family="text">
      <style:text-properties fo:font-weight="bold" style:font-weight-asian="bold" style:font-style-complex="italic"/>
    </style:style>
    <style:style style:name="T10" style:parent-style-name="DefaultParagraphFont" style:family="text">
      <style:text-properties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P12" style:parent-style-name="Normal" style:family="paragraph">
      <style:paragraph-properties fo:text-align="center" fo:margin-bottom="0in" fo:line-height="100%"/>
      <style:text-properties style:font-name="Cambria" fo:font-weight="bold" style:font-weight-asian="bold" fo:font-variant="small-caps" fo:color="#FFFFFF" fo:font-size="28pt" style:font-size-asian="28pt"/>
    </style:style>
    <style:style style:name="T13" style:parent-style-name="DefaultParagraphFont" style:family="text">
      <style:text-properties fo:font-size="18pt" style:font-size-asian="18pt"/>
    </style:style>
    <style:style style:name="T14" style:parent-style-name="DefaultParagraphFont" style:family="text">
      <style:text-properties fo:font-weight="bold" style:font-weight-asian="bold" style:font-weight-complex="bold" fo:font-size="22pt" style:font-size-asian="22pt" style:font-size-complex="14pt"/>
    </style:style>
    <style:style style:name="T15" style:parent-style-name="DefaultParagraphFont" style:family="text">
      <style:text-properties fo:font-weight="bold" style:font-weight-asian="bold" style:font-weight-complex="bold" fo:font-size="22pt" style:font-size-asian="22pt" style:font-size-complex="14pt"/>
    </style:style>
    <style:style style:name="T16" style:parent-style-name="DefaultParagraphFont" style:family="text">
      <style:text-properties fo:font-size="18pt" style:font-size-asian="18pt"/>
    </style:style>
    <style:style style:name="T17" style:parent-style-name="DefaultParagraphFont" style:family="text">
      <style:text-properties fo:font-size="18pt" style:font-size-asian="18pt"/>
    </style:style>
    <style:style style:name="T18" style:parent-style-name="DefaultParagraphFont" style:family="text">
      <style:text-properties fo:font-size="18pt" style:font-size-asian="18pt"/>
    </style:style>
    <style:style style:name="T19" style:parent-style-name="DefaultParagraphFont" style:family="text">
      <style:text-properties fo:font-weight="bold" style:font-weight-asian="bold" style:font-weight-complex="bold" fo:font-size="18pt" style:font-size-asian="18pt"/>
    </style:style>
    <style:style style:name="T20" style:parent-style-name="DefaultParagraphFont" style:family="text">
      <style:text-properties fo:font-weight="bold" style:font-weight-asian="bold" style:font-weight-complex="bold" fo:font-size="22pt" style:font-size-asian="22pt" style:font-size-complex="14pt"/>
    </style:style>
    <style:style style:name="T21" style:parent-style-name="DefaultParagraphFont" style:family="text">
      <style:text-properties fo:font-size="18pt" style:font-size-asian="18pt"/>
    </style:style>
    <style:style style:name="T22" style:parent-style-name="DefaultParagraphFont" style:family="text">
      <style:text-properties fo:font-size="18pt" style:font-size-asian="18pt"/>
    </style:style>
    <style:style style:name="T23" style:parent-style-name="DefaultParagraphFont" style:family="text">
      <style:text-properties fo:font-size="18pt" style:font-size-asian="18pt"/>
    </style:style>
    <style:style style:name="T24" style:parent-style-name="DefaultParagraphFont" style:family="text">
      <style:text-properties fo:font-weight="bold" style:font-weight-asian="bold" style:font-weight-complex="bold" fo:font-size="18pt" style:font-size-asian="18pt"/>
    </style:style>
    <style:style style:name="T25" style:parent-style-name="DefaultParagraphFont" style:family="text">
      <style:text-properties fo:font-size="18pt" style:font-size-asian="18pt"/>
    </style:style>
    <style:style style:name="T26" style:parent-style-name="DefaultParagraphFont" style:family="text">
      <style:text-properties fo:font-weight="bold" style:font-weight-asian="bold" fo:font-size="12pt" style:font-size-asian="12pt"/>
    </style:style>
    <style:style style:name="T27" style:parent-style-name="DefaultParagraphFont" style:family="text">
      <style:text-properties fo:font-size="9pt" style:font-size-asian="9pt"/>
    </style:style>
    <style:style style:name="T28" style:parent-style-name="DefaultParagraphFont" style:family="text">
      <style:text-properties fo:font-size="12pt" style:font-size-asian="12pt" style:font-size-complex="16pt"/>
    </style:style>
    <style:style style:name="T29" style:parent-style-name="DefaultParagraphFont" style:family="text">
      <style:text-properties fo:font-weight="bold" style:font-weight-asian="bold" fo:font-size="12pt" style:font-size-asian="12pt"/>
    </style:style>
    <style:style style:name="T30" style:parent-style-name="DefaultParagraphFont" style:family="text">
      <style:text-properties fo:font-size="9pt" style:font-size-asian="9pt"/>
    </style:style>
    <style:style style:name="T31" style:parent-style-name="DefaultParagraphFont" style:family="text">
      <style:text-properties fo:font-size="9pt" style:font-size-asian="9pt"/>
    </style:style>
    <style:style style:name="T32" style:parent-style-name="DefaultParagraphFont" style:family="text">
      <style:text-properties fo:font-weight="bold" style:font-weight-asian="bold" style:font-weight-complex="bold" fo:font-size="18pt" style:font-size-asian="18pt" style:font-size-complex="22pt"/>
    </style:style>
    <style:style style:name="T33" style:parent-style-name="DefaultParagraphFont" style:family="text">
      <style:text-properties fo:font-size="18pt" style:font-size-asian="18pt" style:font-size-complex="22pt"/>
    </style:style>
    <style:style style:name="T34" style:parent-style-name="DefaultParagraphFont" style:family="text">
      <style:text-properties fo:font-weight="bold" style:font-weight-asian="bold" fo:font-size="12pt" style:font-size-asian="12pt"/>
    </style:style>
    <style:style style:name="T35" style:parent-style-name="DefaultParagraphFont" style:family="text">
      <style:text-properties fo:font-size="9pt" style:font-size-asian="9pt"/>
    </style:style>
    <style:style style:name="T36" style:parent-style-name="DefaultParagraphFont" style:family="text">
      <style:text-properties fo:font-size="14pt" style:font-size-asian="14pt" style:font-size-complex="18pt"/>
    </style:style>
    <style:style style:name="T37" style:parent-style-name="DefaultParagraphFont" style:family="text">
      <style:text-properties fo:font-size="14pt" style:font-size-asian="14pt" style:font-size-complex="18pt"/>
    </style:style>
    <style:style style:name="T38" style:parent-style-name="DefaultParagraphFont" style:family="text">
      <style:text-properties fo:font-size="14pt" style:font-size-asian="14pt" style:font-size-complex="18pt"/>
    </style:style>
    <style:style style:name="T39" style:parent-style-name="DefaultParagraphFont" style:family="text">
      <style:text-properties fo:font-size="14pt" style:font-size-asian="14pt" style:font-size-complex="18pt"/>
    </style:style>
    <style:style style:name="P40" style:parent-style-name="NoSpacing" style:family="paragraph">
      <style:text-properties fo:font-size="9pt" style:font-size-asian="9pt"/>
    </style:style>
    <style:style style:name="P41" style:parent-style-name="Normal" style:family="paragraph">
      <style:paragraph-properties fo:text-align="justify"/>
    </style:style>
    <style:style style:name="T42" style:parent-style-name="apple-style-span" style:family="text">
      <style:text-properties fo:font-weight="bold" style:font-weight-asian="bold" fo:color="#000000" fo:font-size="15pt" style:font-size-asian="15pt" style:font-size-complex="10pt"/>
    </style:style>
    <style:style style:name="T43" style:parent-style-name="apple-style-span" style:family="text">
      <style:text-properties style:font-name="Verdana" fo:color="#000000" fo:font-size="14pt" style:font-size-asian="14pt" style:font-size-complex="10pt"/>
    </style:style>
    <style:style style:name="T44" style:parent-style-name="apple-style-span" style:family="text">
      <style:text-properties fo:color="#000000" fo:font-size="15pt" style:font-size-asian="15pt"/>
    </style:style>
    <style:style style:name="T45" style:parent-style-name="apple-style-span" style:family="text">
      <style:text-properties fo:color="#000000" fo:font-size="15pt" style:font-size-asian="15pt"/>
    </style:style>
    <style:style style:name="T46" style:parent-style-name="apple-style-span" style:family="text">
      <style:text-properties fo:color="#000000" fo:font-size="15pt" style:font-size-asian="15pt"/>
    </style:style>
    <style:style style:name="T47" style:parent-style-name="apple-style-span" style:family="text">
      <style:text-properties fo:color="#000000" fo:font-size="15pt" style:font-size-asian="15pt"/>
    </style:style>
    <style:style style:name="T48" style:parent-style-name="apple-style-span" style:family="text">
      <style:text-properties fo:color="#000000" fo:font-size="15pt" style:font-size-asian="15pt"/>
    </style:style>
    <style:style style:name="P49" style:parent-style-name="Normal" style:family="paragraph">
      <style:paragraph-properties fo:text-align="justify"/>
      <style:text-properties fo:font-size="14pt" style:font-size-asian="14pt"/>
    </style:style>
    <style:style style:name="T50" style:parent-style-name="DefaultParagraphFont" style:family="text">
      <style:text-properties fo:font-weight="bold" style:font-weight-asian="bold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P52" style:parent-style-name="NoSpacing" style:family="paragraph">
      <style:text-properties fo:font-style="italic" style:font-style-asian="italic" style:font-style-complex="italic"/>
    </style:style>
    <style:style style:name="P53" style:parent-style-name="NoSpacing" style:family="paragraph">
      <style:text-properties style:font-style-complex="italic"/>
    </style:style>
    <style:style style:name="P54" style:parent-style-name="NoSpacing" style:family="paragraph">
      <style:text-properties style:font-style-complex="italic"/>
    </style:style>
    <style:style style:name="T55" style:parent-style-name="DefaultParagraphFont" style:family="text">
      <style:text-properties fo:font-weight="bold" style:font-weight-asian="bold" style:font-style-complex="italic"/>
    </style:style>
    <style:style style:name="T56" style:parent-style-name="DefaultParagraphFont" style:family="text">
      <style:text-properties style:font-style-complex="italic"/>
    </style:style>
    <style:style style:name="T57" style:parent-style-name="DefaultParagraphFont" style:family="text">
      <style:text-properties fo:font-style="italic" style:font-style-asian="italic" style:font-style-complex="italic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4a452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70528" draw:id="id1" draw:style-name="a1" draw:name="Text Box 8" text:anchor-type="paragraph" svg:x="0in" svg:y="7.35053in" svg:width="3.07292in" svg:height="1.38542in" style:rel-width="scale" style:rel-height="scale"><draw:text-box><text:p text:style-name="NoSpacing"/><text:p text:style-name="NoSpacing">_____________________</text:p><text:p text:style-name="NoSpacing"><text:span text:style-name="T4">Sign:</text:span><text:s/><text:span text:style-name="T5">[Signature of lender]</text:span></text:p><text:p text:style-name="P6"/><text:p text:style-name="P7"/><text:p text:style-name="P8">________________________________</text:p><text:p text:style-name="NoSpacing"><text:span text:style-name="T9">Name &amp; Address:</text:span><text:span text:style-name="T10"><text:s/></text:span><text:span text:style-name="T11">[Party name]</text:span></text:p></draw:text-box><svg:title/><svg:desc/></draw:frame><draw:frame draw:z-index="251668480" draw:id="id2" draw:style-name="a2" draw:name="Text Box 11" text:anchor-type="paragraph" svg:x="-0.21875in" svg:y="-0.20833in" svg:width="6.6875in" svg:height="1.05208in" style:rel-width="scale" style:rel-height="scale"><draw:text-box><text:p text:style-name="P12">IOU<text:s/>Form<text:s/>Template</text:p></draw:text-box><svg:title/><svg:desc/></draw:frame><draw:frame draw:z-index="251663360" draw:id="id3" draw:style-name="a3" draw:name="Text Box 6" text:anchor-type="paragraph" svg:x="-0.10417in" svg:y="3.1875in" svg:width="6.65625in" svg:height="2.375in" style:rel-width="scale" style:rel-height="scale"><draw:text-box><text:p text:style-name="Normal"><text:span text:style-name="T13">I<text:s/></text:span><text:span text:style-name="T14">Mr.<text:s/></text:span><text:span text:style-name="T15">Pesta</text:span><text:span text:style-name="T16">, make commitment to<text:s/></text:span><text:span text:style-name="T17">the Project</text:span><text:span text:style-name="T18">:</text:span><text:span text:style-name="T19"><text:s/></text:span><text:span text:style-name="T20">OLI 2</text:span><text:span text:style-name="T21">.</text:span></text:p><text:p text:style-name="Normal"><text:span text:style-name="T22">T</text:span><text:span text:style-name="T23">he Sum of<text:s/></text:span><text:span text:style-name="T24">SF 400</text:span><text:span text:style-name="T25">, for the delivery of the Specified Game console.</text:span></text:p></draw:text-box><svg:title/><svg:desc/></draw:frame><draw:frame draw:z-index="251667456" draw:id="id4" draw:style-name="a4" draw:name="Text Box 10" text:anchor-type="paragraph" svg:x="4.30208in" svg:y="1.88889in" svg:width="2.30208in" svg:height="0.40625in" style:rel-width="scale" style:rel-height="scale"><draw:text-box><text:p text:style-name="Normal"><text:span text:style-name="T26">Date:<text:s/></text:span><text:span text:style-name="T27"><text:tab/></text:span><text:span text:style-name="T28">2021 11 24<text:s/></text:span></text:p></draw:text-box><svg:title/><svg:desc/></draw:frame><draw:frame draw:z-index="251662336" draw:id="id5" draw:style-name="a5" draw:name="Text Box 5" text:anchor-type="paragraph" svg:x="-0.04167in" svg:y="1.88889in" svg:width="3.35417in" svg:height="0.73958in" style:rel-width="scale" style:rel-height="scale"><draw:text-box><text:p text:style-name="NoSpacing"><text:span text:style-name="T29">Amount:<text:s/></text:span><text:span text:style-name="T30"><text:s/></text:span><text:span text:style-name="T31"><text:tab/></text:span><text:span text:style-name="T32">SF 400</text:span><text:span text:style-name="T33"><text:s/></text:span></text:p><text:p text:style-name="NoSpacing"><text:span text:style-name="T34">Place:</text:span><text:span text:style-name="T35"><text:s/></text:span><text:span text:style-name="T36"><text:tab/></text:span><text:span text:style-name="T37"><text:tab/></text:span><text:span text:style-name="T38">ILLNAU</text:span><text:span text:style-name="T39"><text:s/>8308</text:span></text:p><text:p text:style-name="P40"/></draw:text-box><svg:title/><svg:desc/></draw:frame><draw:frame draw:z-index="251664384" draw:id="id6" draw:style-name="a6" draw:name="Text Box 7" text:anchor-type="paragraph" svg:x="-0.04167in" svg:y="6.09375in" svg:width="6.64583in" svg:height="1.29167in" style:rel-width="scale" style:rel-height="scale"><draw:text-box><text:p text:style-name="P41"><text:span text:style-name="T42">IN WITNESS WHEREOF,</text:span><text:span text:style-name="T43"><text:s/></text:span><text:span text:style-name="T44">I set my hand under seal this ____ [th</text:span><text:span text:style-name="T45">e</text:span><text:span text:style-name="T46"><text:s/>day] of ______________</text:span><text:span text:style-name="T47">___</text:span><text:span text:style-name="T48">_ [month], 20___ and I acknowledge receipt of a completed copy of this instrument.</text:span></text:p><text:p text:style-name="P49"/></draw:text-box><svg:title/><svg:desc/></draw:frame><draw:frame draw:z-index="251665408" draw:id="id7" draw:style-name="a7" draw:name="Text Box 8" text:anchor-type="paragraph" svg:x="-0.0625in" svg:y="7.38542in" svg:width="3.07292in" svg:height="1.38542in" style:rel-width="scale" style:rel-height="scale"><draw:text-box><text:p text:style-name="NoSpacing"/><text:p text:style-name="NoSpacing">_____________________</text:p><text:p text:style-name="NoSpacing"><text:span text:style-name="T50">Sign:</text:span><text:s/><text:span text:style-name="T51">[Signature of borrower]</text:span></text:p><text:p text:style-name="P52"/><text:p text:style-name="P53"/><text:p text:style-name="P54">________________________________</text:p><text:p text:style-name="NoSpacing"><text:span text:style-name="T55">Name &amp; Address:</text:span><text:span text:style-name="T56"><text:s/></text:span><text:span text:style-name="T57">[Party name]</text:span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apple-style-span" style:display-name="apple-style-span" style:family="text" style:parent-style-name="DefaultParagraphFont"/>
    <style:style style:name="apple-converted-space" style:display-name="apple-converted-space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3333in" fo:margin-left="0.3333in" fo:margin-bottom="0.3333in" fo:margin-right="0.3333in" fo:border-top="0.0625in double #000000" style:border-line-width-top="0.0208in 0.0208in 0.0208in" fo:border-left="0.0625in double #000000" style:border-line-width-left="0.0208in 0.0208in 0.0208in" fo:border-bottom="0.0625in double #000000" style:border-line-width-bottom="0.0208in 0.0208in 0.0208in" fo:border-right="0.0625in double #000000" style:border-line-width-right="0.0208in 0.0208in 0.0208in" fo:padding-top="0.1041in" fo:padding-left="0.6041in" fo:padding-bottom="0.1041in" fo:padding-right="0.6041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text-properties fo:color="#FFFFFF"/>
    </style:style>
    <style:style style:name="P3" style:parent-style-name="Normal" style:family="paragraph">
      <style:paragraph-properties fo:text-align="center" fo:margin-bottom="0in"/>
      <style:text-properties style:font-name="Arial" style:font-name-complex="Arial" fo:color="#626469" fo:font-size="6pt" style:font-size-asian="6pt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www.aftemplates.com</text:p>
      </style:header>
      <style:footer>
        <text:p text:style-name="Footer"><draw:frame draw:z-index="251658240" draw:id="id0" draw:style-name="a0" draw:name="MSIPCM9e97425fa20e3fde8ce808ec" text:anchor-type="paragraph" svg:x="0in" svg:y="10.51528in" svg:width="8.5in" svg:height="0.27639in" style:rel-width="scale" style:rel-height="scale"><draw:text-box><text:p text:style-name="P3">Internal</text:p></draw:text-box><svg:title/><svg:desc>{"HashCode":1235388660,"Height":792.0,"Width":612.0,"Placement":"Footer","Index":"Primary","Section":1,"Top":0.0,"Left":0.0}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description/>
    <dc:subject/>
    <meta:initial-creator>www.aftemplates.com</meta:initial-creator>
    <dc:creator>Mirek Pesta</dc:creator>
    <meta:creation-date>2021-11-25T13:45:00Z</meta:creation-date>
    <dc:date>2021-11-25T13:45:00Z</dc:date>
    <meta:print-date>2021-11-25T13:45:00Z</meta:print-date>
    <meta:template xlink:href="Normal.dotm" xlink:type="simple"/>
    <meta:editing-cycles>4</meta:editing-cycles>
    <meta:editing-duration>PT0S</meta:editing-duration>
    <meta:user-defined meta:name="MSIP_Label_23f93e5f-d3c2-49a7-ba94-15405423c204_Enabled">true</meta:user-defined>
    <meta:user-defined meta:name="MSIP_Label_23f93e5f-d3c2-49a7-ba94-15405423c204_SetDate">2021-11-25T13:45:45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eb833251-8c19-4930-aaf9-ee9a9c57ae37</meta:user-defined>
    <meta:user-defined meta:name="MSIP_Label_23f93e5f-d3c2-49a7-ba94-15405423c204_ContentBits">2</meta:user-defined>
    <meta:document-statistic meta:page-count="1" meta:paragraph-count="1" meta:word-count="1" meta:character-count="7" meta:row-count="1" meta:non-whitespace-character-count="7"/>
  </office:meta>
</office:document-meta>
</file>